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draw:fill="none" fo:min-height="0.722cm"/>
      <style:paragraph-properties style:writing-mode="lr-tb"/>
    </style:style>
    <style:style style:name="gr4" style:family="graphic" style:parent-style-name="standard">
      <style:graphic-properties draw:stroke="none" draw:fill="none" fo:min-height="1.347cm"/>
      <style:paragraph-properties style:writing-mode="lr-tb"/>
    </style:style>
    <style:style style:name="gr5" style:family="graphic" style:parent-style-name="standard">
      <style:graphic-properties draw:stroke="none" draw:fill="none" fo:min-height="2.544cm"/>
      <style:paragraph-properties style:writing-mode="lr-tb"/>
    </style:style>
    <style:style style:name="gr6" style:family="graphic" style:parent-style-name="standard">
      <style:graphic-properties draw:stroke="none" draw:fill="none" fo:min-height="1.491cm"/>
      <style:paragraph-properties style:writing-mode="lr-tb"/>
    </style:style>
    <style:style style:name="gr7" style:family="graphic" style:parent-style-name="standard">
      <style:graphic-properties draw:stroke="none" draw:fill="none" fo:min-height="4.873cm"/>
      <style:paragraph-properties style:writing-mode="lr-tb"/>
    </style:style>
    <style:style style:name="gr8" style:family="graphic" style:parent-style-name="standard">
      <style:graphic-properties draw:stroke="none" draw:fill="none" fo:min-height="0.891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draw:fill="none" fo:min-height="0.459cm"/>
      <style:paragraph-properties style:writing-mode="lr-tb"/>
    </style:style>
    <style:style style:name="gr11" style:family="graphic" style:parent-style-name="standard">
      <style:graphic-properties draw:stroke="none" draw:fill="none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draw:fill="none" fo:min-height="3.601cm"/>
      <style:paragraph-properties style:writing-mode="lr-tb"/>
    </style:style>
    <style:style style:name="gr14" style:family="graphic" style:parent-style-name="standard">
      <style:graphic-properties draw:stroke="none" draw:fill="none" fo:min-height="2.036cm"/>
      <style:paragraph-properties style:writing-mode="lr-tb"/>
    </style:style>
    <style:style style:name="gr15" style:family="graphic" style:parent-style-name="standard">
      <style:graphic-properties draw:stroke="none" draw:fill="none" fo:min-height="1.274cm"/>
      <style:paragraph-properties style:writing-mode="lr-tb"/>
    </style:style>
    <style:style style:name="gr16" style:family="graphic" style:parent-style-name="standard">
      <style:graphic-properties draw:stroke="none" draw:fill="none" fo:min-height="0.836cm"/>
      <style:paragraph-properties style:writing-mode="lr-tb"/>
    </style:style>
    <style:style style:name="gr17" style:family="graphic" style:parent-style-name="standard">
      <style:graphic-properties draw:stroke="none" draw:fill="none" fo:min-height="1.441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draw:stroke="none" draw:fill="none" fo:min-height="2.881cm"/>
      <style:paragraph-properties style:writing-mode="lr-tb"/>
    </style:style>
    <style:style style:name="gr2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582cm"/>
      <style:paragraph-properties style:writing-mode="lr-tb"/>
    </style:style>
    <style:style style:name="gr23" style:family="graphic" style:parent-style-name="standard">
      <style:graphic-properties draw:stroke="none" draw:fill="none" fo:min-height="0.512cm"/>
      <style:paragraph-properties style:writing-mode="lr-tb"/>
    </style:style>
    <style:style style:name="gr24" style:family="graphic" style:parent-style-name="standard">
      <style:graphic-properties draw:stroke="none" draw:fill="none" fo:min-height="1.528cm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1.188cm" fo:min-width="4.89cm"/>
    </style:style>
    <style:style style:name="gr26" style:family="graphic" style:parent-style-name="standard">
      <style:graphic-properties draw:stroke="none" draw:fill="none" fo:min-height="0.753cm"/>
      <style:paragraph-properties style:writing-mode="lr-tb"/>
    </style:style>
    <style:style style:name="gr2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7cm" fo:min-width="1.656cm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2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828cm" fo:min-width="2.914cm"/>
    </style:style>
    <style:style style:name="gr3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4.321cm"/>
      <style:paragraph-properties style:writing-mode="lr-tb"/>
    </style:style>
    <style:style style:name="gr34" style:family="graphic" style:parent-style-name="standard">
      <style:graphic-properties draw:stroke="none" draw:fill="none" fo:min-height="11.521cm"/>
      <style:paragraph-properties style:writing-mode="lr-tb"/>
    </style:style>
    <style:style style:name="gr35" style:family="graphic" style:parent-style-name="standard">
      <style:graphic-properties draw:stroke="none" draw:fill="none" fo:min-height="5.041cm"/>
      <style:paragraph-properties style:writing-mode="lr-tb"/>
    </style:style>
    <style:style style:name="gr36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0.29cm" fo:min-width="6.686cm"/>
    </style:style>
    <style:style style:name="gr37" style:family="graphic" style:parent-style-name="standard">
      <style:graphic-properties draw:stroke="none" draw:fill="none" fo:min-height="0.499cm"/>
      <style:paragraph-properties style:writing-mode="lr-tb"/>
    </style:style>
    <style:style style:name="gr3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1.025cm"/>
      <style:paragraph-properties style:writing-mode="lr-tb"/>
    </style:style>
    <style:style style:name="gr4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9.617cm"/>
      <style:paragraph-properties style:writing-mode="lr-tb"/>
    </style:style>
    <style:style style:name="gr42" style:family="graphic" style:parent-style-name="standard">
      <style:graphic-properties draw:stroke="none" draw:fill="none" fo:min-height="0.447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0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text-properties fo:font-size="33pt" style:font-size-asian="33pt" style:font-size-complex="33pt"/>
    </style:style>
    <style:style style:name="P5" style:family="paragraph">
      <style:paragraph-properties style:writing-mode="lr-tb"/>
      <style:text-properties fo:font-size="33pt" style:font-size-asian="33pt" style:font-size-complex="33pt"/>
    </style:style>
    <style:style style:name="P6" style:family="paragraph"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7" style:family="paragraph">
      <loext:graphic-properties draw:fill="none"/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19pt" style:font-size-asian="19pt" style:font-size-complex="19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2" style:family="paragraph">
      <loext:graphic-properties draw:fill="none"/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6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7" style:family="paragraph"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18" style:family="paragraph">
      <loext:graphic-properties draw:fill="none"/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text-properties fo:color="#000000" loext:opacity="100%" fo:font-weight="bold" style:font-weight-asian="bold" style:font-weight-complex="bold"/>
    </style:style>
    <style:style style:name="P21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loext:graphic-properties draw:fill="none"/>
      <style:text-properties fo:font-size="26pt" style:font-size-asian="26pt" style:font-size-complex="26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style:paragraph-properties fo:text-align="center"/>
    </style:style>
    <style:style style:name="P30" style:family="paragraph"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1" style:family="paragraph">
      <loext:graphic-properties draw:fill="none"/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2" style:family="paragraph">
      <style:text-properties fo:color="#729fcf" loext:opacity="100%"/>
    </style:style>
    <style:style style:name="P33" style:family="paragraph">
      <loext:graphic-properties draw:fill="none"/>
      <style:text-properties fo:color="#729fcf" loext:opacity="100%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6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7" style:family="paragraph"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38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="none"/>
      <style:text-properties fo:font-size="18pt" style:font-size-asian="18pt" style:font-size-complex="18pt"/>
    </style:style>
    <style:style style:name="P41" style:family="paragraph">
      <style:text-properties fo:color="#5983b0" loext:opacity="100%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color="#5983b0" loext:opacity="100%" fo:font-weight="bold" style:font-weight-asian="bold" style:font-weight-complex="bold"/>
    </style:style>
    <style:style style:name="P43" style:family="paragraph">
      <loext:graphic-properties draw:fill="none"/>
      <style:text-properties fo:color="#5983b0" loext:opacity="100%" fo:font-weight="bold" style:font-weight-asian="bold" style:font-weight-complex="bold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loext:graphic-properties draw:fill="none"/>
      <style:text-properties fo:font-size="15pt" style:font-size-asian="15pt" style:font-size-complex="15pt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color="#729fcf" loext:opacity="100%"/>
    </style:style>
    <style:style style:name="P47" style:family="paragraph">
      <loext:graphic-properties draw:fill-color="#ffffff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4pt" fo:font-style="normal" fo:text-shadow="none" style:text-underline-style="none" fo:font-weight="normal" style:letter-kerning="true" fo:background-color="transparent" style:font-name-asian="Microsoft YaHei2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New2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,Italic" fo:font-size="19pt" fo:font-style="italic" fo:text-shadow="none" style:text-underline-style="none" fo:font-weight="normal" style:letter-kerning="true" style:font-name-asian="Calibri,Italic" style:font-size-asian="19pt" style:font-style-asian="italic" style:font-weight-asian="normal" style:font-name-complex="Calibri,Italic" style:font-size-complex="1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T10" style:family="text">
      <style:text-properties fo:color="#000000" loext:opacity="100%" style:font-name="Liberation Sans1" fo:font-size="13pt" style:font-name-asian="Calibri" style:font-size-asian="13pt" style:font-name-complex="Calibri" style:font-size-complex="13pt"/>
    </style:style>
    <style:style style:name="T11" style:family="text">
      <style:text-properties fo:color="#000000" loext:opacity="100%" style:font-name="Liberation Sans1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" style:family="text">
      <style:text-properties fo:color="#000000" loext:opacity="100%" style:font-name="Liberation Sans1" fo:font-size="13pt" style:font-name-asian="Courier New" style:font-size-asian="13pt" style:font-name-complex="Courier New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name-asian="Courier New" style:font-size-asian="13pt" style:font-style-asian="italic" style:font-weight-asian="normal" style:font-name-complex="Courier New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T19" style:family="text">
      <style:text-properties fo:color="#000000" loext:opacity="100%" style:font-name="Liberation Sans1" fo:font-size="18pt" fo:font-style="italic" fo:font-weight="bold" style:font-name-asian="Calibri2" style:font-size-asian="18pt" style:font-style-asian="italic" style:font-weight-asian="bold" style:font-name-complex="Calibri2" style:font-size-complex="18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70c1" loext:opacity="100%" style:font-name="Liberation Sans1" fo:font-size="18pt" style:font-name-asian="Courier New" style:font-size-asian="18pt" style:font-name-complex="Courier New" style:font-size-complex="18pt"/>
    </style:style>
    <style:style style:name="T22" style:family="text">
      <style:text-properties style:font-name="Liberation Sans1" fo:font-size="18pt" style:font-size-asian="18pt" style:font-size-complex="18pt"/>
    </style:style>
    <style:style style:name="T23" style:family="text">
      <style:text-properties fo:color="#5983b0" loext:opacity="100%" style:font-name="Courier New2" fo:font-weight="bold" style:font-weight-asian="bold" style:font-weight-complex="bold"/>
    </style:style>
    <style:style style:name="T24" style:family="text">
      <style:text-properties fo:color="#b4c7dc" loext:opacity="100%" style:font-name="Courier New2" fo:font-weight="bold" style:font-weight-asian="bold" style:font-weight-complex="bold"/>
    </style:style>
    <style:style style:name="T25" style:family="text">
      <style:text-properties fo:color="#000000" loext:opacity="100%" style:font-name="Liberation Sans1" style:font-name-asian="Calibri2" style:font-size-asian="18pt" style:font-name-complex="Calibri2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983b0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Liberation Sans1" fo:font-size="13pt" style:font-size-asian="13pt" style:font-size-complex="13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Courier New" style:font-size-asian="13pt" style:font-style-asian="normal" style:font-weight-asian="bold" style:font-name-complex="Courier New" style:font-size-complex="13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ourier New" style:font-size-asian="13pt" style:font-style-asian="normal" style:font-weight-asian="normal" style:font-name-complex="Courier New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alibri2" style:font-size-asian="13pt" style:font-style-asian="normal" style:font-weight-asian="normal" style:font-name-complex="Calibri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4. <text:span text:style-name="T1">Преобразования</text:span> типов.</text:p>
          </draw:text-box>
        </draw:frame>
        <draw:frame draw:style-name="gr2" draw:text-style-name="P3" draw:layer="layout" svg:width="26.66cm" svg:height="1.674cm" svg:x="0.753cm" svg:y="3.302cm">
          <draw:text-box>
            <text:p>Преобразование значения переменной одного типа в значение другого типа называется приведение типа и бывает явным и неявным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Явные преобразования типов</text:span></text:p>
          </draw:text-box>
        </draw:frame>
        <draw:frame draw:style-name="gr3" draw:text-style-name="P3" draw:layer="layout" svg:width="8.503cm" svg:height="0.972cm" svg:x="0.762cm" svg:y="4.826cm">
          <draw:text-box>
            <text:p><text:span text:style-name="T3">(имя типа) выражение</text:span></text:p>
          </draw:text-box>
        </draw:frame>
        <draw:frame draw:style-name="gr4" draw:text-style-name="P7" draw:layer="layout" svg:width="25.908cm" svg:height="1.597cm" svg:x="0.508cm" svg:y="3.048cm">
          <draw:text-box>
            <text:p text:style-name="P6"><text:span text:style-name="T4">Для любого выражения можно явно ("насильно") указать преобразование его типа, используя унарный оператор, называемый </text:span><text:span text:style-name="T5">приведением типа</text:span><text:span text:style-name="T4">.</text:span></text:p>
          </draw:text-box>
        </draw:frame>
        <draw:frame draw:style-name="gr5" draw:text-style-name="P3" draw:layer="layout" svg:width="16.377cm" svg:height="2.794cm" svg:x="0.895cm" svg:y="6.604cm">
          <draw:text-box>
            <text:p><text:span text:style-name="T3">int x = 10;</text:span></text:p>
            <text:p><text:span text:style-name="T3">double y = 15.3;</text:span></text:p>
            <text:p><text:span text:style-name="T3">y = y + (double)x; //15.3 + 10.0 = 25.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5" draw:layer="layout" svg:width="25.199cm" svg:height="2.629cm" svg:x="1.401cm" svg:y="0.629cm" presentation:class="title" presentation:user-transformed="true">
          <draw:text-box>
            <text:p text:style-name="P4"><text:span text:style-name="T2">Неявные преобразования типов</text:span></text:p>
          </draw:text-box>
        </draw:frame>
        <draw:frame draw:style-name="gr6" draw:text-style-name="P10" draw:layer="layout" svg:width="26.416cm" svg:height="1.741cm" svg:x="1.016cm" svg:y="4.609cm">
          <draw:text-box>
            <text:p text:style-name="P9"><text:span text:style-name="T6">При неявном приведении преобразование происходит автоматически, по правилам, заложенным в языке Си.</text:span></text:p>
          </draw:text-box>
        </draw:frame>
        <draw:frame draw:style-name="gr6" draw:text-style-name="P12" draw:layer="layout" svg:width="26.474cm" svg:height="1.741cm" svg:x="0.958cm" svg:y="2.721cm">
          <draw:text-box>
            <text:p text:style-name="P11"><text:span text:style-name="T7">Если операнды оператора принадлежат к разным типам, и нет явного приведения типа, то они <text:s/>неявно приводятся к некоторому общему тип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4" draw:layer="layout" svg:width="25.961cm" svg:height="2.051cm" svg:x="0.963cm" svg:y="1.27cm" presentation:class="title" presentation:user-transformed="true">
          <draw:text-box>
            <text:p text:style-name="P13"><text:span text:style-name="T8">Правила неявного приведения типов при арифметических операциях</text:span></text:p>
          </draw:text-box>
        </draw:frame>
        <draw:frame draw:style-name="gr7" draw:text-style-name="P16" draw:layer="layout" svg:width="27.832cm" svg:height="5.123cm" svg:x="0.108cm" svg:y="4.021cm">
          <draw:text-box>
            <text:list text:style-name="L1">
              <text:list-item>
                <text:p text:style-name="P15"><text:span text:style-name="T9">Если какой</text:span><text:span text:style-name="T10">-</text:span><text:span text:style-name="T9">либо из операндов принадлежит типу </text:span><text:span text:style-name="T11">long double</text:span><text:span text:style-name="T9">, то и другой приводится к </text:span><text:span text:style-name="T11">long 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double</text:span><text:span text:style-name="T9">, то и другой приводится к </text:span><text:span text:style-name="T11">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float</text:span><text:span text:style-name="T9">, то и другой приводится к </text:span><text:span text:style-name="T11">floa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 операнды типов </text:span><text:span text:style-name="T11">char</text:span><text:span text:style-name="T12"> </text:span><text:span text:style-name="T9">и </text:span><text:span text:style-name="T11">short</text:span><text:span text:style-name="T12"> </text:span><text:span text:style-name="T9">приводятся к </text:span><text:span text:style-name="T11">in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Если один из операндов типа </text:span><text:span text:style-name="T11">long</text:span><text:span text:style-name="T9">, то и другой приводится к </text:span><text:span text:style-name="T11">long</text:span><text:span text:style-name="T10">.</text:span></text:p>
              </text:list-item>
            </text:list>
          </draw:text-box>
        </draw:frame>
        <draw:frame draw:style-name="gr5" draw:text-style-name="P3" draw:layer="layout" svg:width="25.775cm" svg:height="3.131cm" svg:x="0.387cm" svg:y="9.823cm">
          <draw:text-box>
            <text:p><text:span text:style-name="T3">int x = 10;</text:span></text:p>
            <text:p><text:span text:style-name="T3">double y = 4.0;</text:span></text:p>
            <text:p><text:span text:style-name="T3">double result = x + y; // 10.0 + 4.0 = 14.0</text:span></text:p>
            <text:p><text:span text:style-name="T3"><text:s text:c="23"/></text:span><text:span text:style-name="T3">// x неявно приводится к типу double</text:span></text:p>
          </draw:text-box>
        </draw:frame>
        <draw:frame draw:style-name="gr8" draw:text-style-name="P18" draw:layer="layout" svg:width="25.146cm" svg:height="1.141cm" svg:x="0.254cm" svg:y="14.478cm">
          <draw:text-box>
            <text:p text:style-name="P17"><text:span text:style-name="T13">Операнды типа </text:span><text:span text:style-name="T14">float </text:span><text:span text:style-name="T13">не приводятся автоматически к типу </text:span><text:span text:style-name="T14">doubl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4" draw:layer="layout" svg:width="25.961cm" svg:height="2.051cm" svg:x="0.949cm" svg:y="1.271cm" presentation:class="title" presentation:user-transformed="true">
          <draw:text-box>
            <text:p text:style-name="P19"><text:span text:style-name="T8">Неявные преобразования типов при присвоении</text:span></text:p>
          </draw:text-box>
        </draw:frame>
        <draw:frame draw:style-name="gr2" draw:text-style-name="P3" draw:layer="layout" svg:width="28.311cm" svg:height="1.674cm" svg:x="0.254cm" svg:y="3.406cm">
          <draw:text-box>
            <text:p>Значение правой части присвоения приводится к типу левой части, который и является типом результата.</text:p>
          </draw:text-box>
        </draw:frame>
        <draw:frame draw:style-name="gr5" draw:text-style-name="P3" draw:layer="layout" svg:width="25.775cm" svg:height="2.794cm" svg:x="0.641cm" svg:y="6.096cm">
          <draw:text-box>
            <text:p><text:span text:style-name="T3">int i;</text:span></text:p>
            <text:p><text:span text:style-name="T3">char c;</text:span></text:p>
            <text:p><text:span text:style-name="T3">i = c; // неявное приведение char к 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4" draw:layer="layout" svg:width="25.961cm" svg:height="2.051cm" svg:x="0.963cm" svg:y="0.997cm" presentation:class="title" presentation:user-transformed="true">
          <draw:text-box>
            <text:p text:style-name="P19"><text:span text:style-name="T8">Потеря информации при преобразовании типов</text:span></text:p>
          </draw:text-box>
        </draw:frame>
        <draw:frame draw:style-name="gr9" draw:text-style-name="P21" draw:layer="layout" svg:width="12.956cm" svg:height="0.963cm" svg:x="0.506cm" svg:y="5.08cm">
          <draw:text-box>
            <text:p text:style-name="P20"><text:span text:style-name="T15">char -&gt; short -&gt; int -&gt; long</text:span></text:p>
          </draw:text-box>
        </draw:frame>
        <draw:frame draw:style-name="gr9" draw:text-style-name="P23" draw:layer="layout" svg:width="24.132cm" svg:height="0.963cm" svg:x="0.506cm" svg:y="6.149cm">
          <draw:text-box>
            <text:p text:style-name="P22"><text:span text:style-name="T16">unsigned char -&gt; unsigned short -&gt; unsigned int -&gt; unsigned long</text:span></text:p>
          </draw:text-box>
        </draw:frame>
        <draw:frame draw:style-name="gr10" draw:text-style-name="P21" draw:layer="layout" svg:width="12.448cm" svg:height="0.962cm" svg:x="0.506cm" svg:y="7.166cm">
          <draw:text-box>
            <text:p text:style-name="P20"><text:span text:style-name="T15">float -&gt; double -&gt; long double</text:span></text:p>
          </draw:text-box>
        </draw:frame>
        <draw:frame draw:style-name="gr11" draw:text-style-name="P3" draw:layer="layout" svg:width="28.311cm" svg:height="1.016cm" svg:x="0.391cm" svg:y="3.556cm">
          <draw:text-box>
            <text:p>Цепочки преобразований без потери информации:</text:p>
          </draw:text-box>
        </draw:frame>
        <draw:frame draw:style-name="gr12" draw:text-style-name="P3" draw:layer="layout" svg:width="24.13cm" svg:height="1.673cm" svg:x="0.508cm" svg:y="9.197cm">
          <draw:text-box>
            <text:p>В остальных случаях мы можем столкнуться с потерей информа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3" draw:layer="layout" svg:width="25.775cm" svg:height="2.794cm" svg:x="0.508cm" svg:y="3.302cm">
          <draw:text-box>
            <text:p><text:span text:style-name="T3">float f = 15.81;</text:span></text:p>
            <text:p><text:span text:style-name="T3">int c;</text:span></text:p>
            <text:p><text:span text:style-name="T3">c = f; // c = 15 неявное преведение с потерей информации</text:span></text:p>
          </draw:text-box>
        </draw:frame>
        <draw:frame draw:style-name="gr13" draw:text-style-name="P3" draw:layer="layout" svg:width="26.67cm" svg:height="3.851cm" svg:x="0.508cm" svg:y="7.325cm">
          <draw:text-box>
            <text:p><text:span text:style-name="T3">int i = 100000; <text:s text:c="2"/>// 0x000186A0 – 4 байта</text:span></text:p>
            <text:p><text:span text:style-name="T3">unsigned short s; // 2 байта</text:span></text:p>
            <text:p><text:span text:style-name="T3">s = i; <text:s text:c="11"/>//неявное преведение с потерей информации</text:span></text:p>
            <text:p text:style-name="P24"><text:span text:style-name="T3"><text:s text:c="18"/></text:span><text:span text:style-name="T3">//s = 34464 <text:s/>(0x86A0)</text:span></text:p>
          </draw:text-box>
        </draw:frame>
        <draw:frame presentation:style-name="pr5" draw:text-style-name="P14" draw:layer="layout" svg:width="25.961cm" svg:height="2.051cm" svg:x="0.964cm" svg:y="0.998cm" presentation:class="title" presentation:user-transformed="true">
          <draw:text-box>
            <text:p text:style-name="P19"><text:span text:style-name="T8">Примеры потери информации</text:span></text:p>
          </draw:text-box>
        </draw:frame>
        <draw:frame draw:style-name="gr14" draw:text-style-name="P3" draw:layer="layout" svg:width="26.67cm" svg:height="2.411cm" svg:x="0.508cm" svg:y="11.559cm">
          <draw:text-box>
            <text:p><text:span text:style-name="T3">unsigned short s1 = 65535; // (0xffff)</text:span></text:p>
            <text:p><text:span text:style-name="T3">short s2 = s1; //неявное преведение с потерей информации</text:span></text:p>
            <text:p text:style-name="P24"><text:span text:style-name="T3"><text:s text:c="15"/></text:span><text:span text:style-name="T3">//s2 = 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draw:style-name="gr15" draw:text-style-name="P26" draw:layer="layout" svg:width="26.67cm" svg:height="1.524cm" svg:x="0.762cm" svg:y="1.778cm">
          <draw:text-box>
            <text:p text:style-name="P25"><text:span text:style-name="T8">Зачем нужно явное приведение типов если есть неявное?</text:span></text:p>
          </draw:text-box>
        </draw:frame>
        <draw:frame draw:style-name="gr5" draw:text-style-name="P28" draw:layer="layout" svg:width="25.775cm" svg:height="2.794cm" svg:x="0.642cm" svg:y="4.318cm">
          <draw:text-box>
            <text:p text:style-name="P27"><text:span text:style-name="T3">int x = 12;</text:span></text:p>
            <text:p text:style-name="P27"><text:span text:style-name="T3">int y = 7;</text:span></text:p>
            <text:p text:style-name="P27"><text:span text:style-name="T3">double z = x/y; // z = 1.0</text:span></text:p>
          </draw:text-box>
        </draw:frame>
        <draw:frame draw:style-name="gr5" draw:text-style-name="P28" draw:layer="layout" svg:width="25.775cm" svg:height="2.794cm" svg:x="0.641cm" svg:y="9.398cm">
          <draw:text-box>
            <text:p text:style-name="P27"><text:span text:style-name="T3">int x = 12;</text:span></text:p>
            <text:p text:style-name="P27"><text:span text:style-name="T3">int y = 7;</text:span></text:p>
            <text:p text:style-name="P27"><text:span text:style-name="T3">double z = (double)x/y; // z = 1.714285714285714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5. Управление потоком.</text:p>
          </draw:text-box>
        </draw:frame>
        <draw:frame draw:style-name="gr11" draw:text-style-name="P7" draw:layer="layout" svg:width="26.924cm" svg:height="1.016cm" svg:x="0.508cm" svg:y="3.556cm">
          <draw:text-box>
            <text:p text:style-name="P6"><text:span text:style-name="T4">Порядок, в котором выполняются вычисления, определяется инструкциями управл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5" draw:text-style-name="P26" draw:layer="layout" svg:width="26.67cm" svg:height="1.524cm" svg:x="0.762cm" svg:y="1.778cm">
          <draw:text-box>
            <text:p text:style-name="P29"><text:span text:style-name="T17">Блоки инструкций.</text:span></text:p>
          </draw:text-box>
        </draw:frame>
        <draw:frame draw:style-name="gr16" draw:text-style-name="P31" draw:layer="layout" svg:width="26.924cm" svg:height="1.673cm" svg:x="0.508cm" svg:y="3.302cm">
          <draw:text-box>
            <text:p text:style-name="P30"><text:span text:style-name="T18">Выражение становится </text:span><text:span text:style-name="T19">инструкцией</text:span><text:span text:style-name="T18">, если в конце его поставить точку с запятой. </text:span><text:span text:style-name="T20">В Си точка с запятой является заключающим символом инструкции.</text:span></text:p>
          </draw:text-box>
        </draw:frame>
        <draw:frame draw:style-name="gr17" draw:text-style-name="P28" draw:layer="layout" svg:width="2.915cm" svg:height="1.691cm" svg:x="0.641cm" svg:y="5.334cm">
          <draw:text-box>
            <text:p text:style-name="P27"><text:span text:style-name="T3">x = 0;</text:span></text:p>
            <text:p text:style-name="P27"><text:span text:style-name="T3">i++;</text:span></text:p>
          </draw:text-box>
        </draw:frame>
        <draw:frame draw:style-name="gr18" draw:text-style-name="P31" draw:layer="layout" svg:width="26.67cm" svg:height="2.384cm" svg:x="0.762cm" svg:y="7.874cm">
          <draw:text-box>
            <text:p text:style-name="P30"><text:span text:style-name="T18">Фигурные скобки </text:span><text:span text:style-name="T21">{ </text:span><text:span text:style-name="T18">и </text:span><text:span text:style-name="T21">} </text:span><text:span text:style-name="T18">используются для объединения объявлений и инструкций в составную инструкцию, </text:span><text:span text:style-name="T22">или блок, чтобы с точки зрения синтаксиса эта новая конструкция воспринималась как одна инструкция.</text:span></text:p>
          </draw:text-box>
        </draw:frame>
        <draw:frame draw:style-name="gr18" draw:text-style-name="P31" draw:layer="layout" svg:width="26.67cm" svg:height="2.384cm" svg:x="0.762cm" svg:y="10.668cm">
          <draw:text-box>
            <text:p text:style-name="P30"><text:span text:style-name="T22">Внутри любого блока можно объявлять переменные, оласть видимости которых будет ограничена фигурными скобкам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5" draw:text-style-name="P26" draw:layer="layout" svg:width="26.67cm" svg:height="1.524cm" svg:x="0.762cm" svg:y="1.778cm">
          <draw:text-box>
            <text:p text:style-name="P29"><text:span text:style-name="T17">Условная инструкция</text:span></text:p>
          </draw:text-box>
        </draw:frame>
        <draw:frame draw:style-name="gr19" draw:text-style-name="P33" draw:layer="layout" svg:width="7.111cm" svg:height="3.131cm" svg:x="6.604cm" svg:y="3.302cm">
          <draw:text-box>
            <text:p text:style-name="P32"><text:span text:style-name="T23">if (выражение)</text:span></text:p>
            <text:p text:style-name="P32"><text:span text:style-name="T23"><text:s text:c="4"/></text:span><text:span text:style-name="T23">Инструкция1</text:span></text:p>
            <text:p text:style-name="P32"><text:span text:style-name="T24">else</text:span></text:p>
            <text:p text:style-name="P32"><text:span text:style-name="T24"><text:s text:c="4"/></text:span><text:span text:style-name="T24">Инструкция2</text:span></text:p>
          </draw:text-box>
        </draw:frame>
        <draw:frame draw:style-name="gr16" draw:text-style-name="P31" draw:layer="layout" svg:width="26.924cm" svg:height="1.086cm" svg:x="0.508cm" svg:y="7.112cm">
          <draw:text-box>
            <text:p text:style-name="P30"><text:span text:style-name="T18">Выражение истинно – это значит результат его вычисления отличен от 0 ( != 0 )</text:span></text:p>
          </draw:text-box>
        </draw:frame>
        <draw:line draw:style-name="gr20" draw:text-style-name="P34" draw:layer="layout" svg:x1="14.986cm" svg:y1="4.318cm" svg:x2="12.7cm" svg:y2="4.572cm">
          <text:p/>
        </draw:line>
        <draw:line draw:style-name="gr21" draw:text-style-name="P34" draw:layer="layout" svg:x1="14.732cm" svg:y1="6.35cm" svg:x2="12.7cm" svg:y2="5.842cm">
          <text:p/>
        </draw:line>
        <draw:frame draw:style-name="gr22" draw:text-style-name="P36" draw:layer="layout" svg:width="9.084cm" svg:height="0.832cm" svg:x="15.046cm" svg:y="3.74cm">
          <draw:text-box>
            <text:p text:style-name="P35"><text:span text:style-name="T9">Выполняется, когда выражение истинно</text:span></text:p>
          </draw:text-box>
        </draw:frame>
        <draw:frame draw:style-name="gr23" draw:text-style-name="P36" draw:layer="layout" svg:width="9.652cm" svg:height="0.763cm" svg:x="14.986cm" svg:y="5.842cm">
          <draw:text-box>
            <text:p text:style-name="P35"><text:span text:style-name="T9">Выполняется, когда выражение ложно</text:span></text:p>
          </draw:text-box>
        </draw:frame>
        <draw:frame draw:style-name="gr19" draw:text-style-name="P28" draw:layer="layout" svg:width="4.064cm" svg:height="3.131cm" svg:x="1.778cm" svg:y="11.093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  <text:p text:style-name="P27"><text:span text:style-name="T3">else</text:span></text:p>
            <text:p text:style-name="P27"><text:span text:style-name="T3"><text:s text:c="3"/></text:span><text:span text:style-name="T3">c = b;</text:span></text:p>
          </draw:text-box>
        </draw:frame>
        <draw:frame draw:style-name="gr24" draw:text-style-name="P28" draw:layer="layout" svg:width="6.604cm" svg:height="1.778cm" svg:x="7.112cm" svg:y="10.964cm">
          <draw:text-box>
            <text:p text:style-name="P27"><text:span text:style-name="T3">if(a &gt; b) c = a;</text:span></text:p>
            <text:p text:style-name="P27"><text:span text:style-name="T3">else c = b;</text:span></text:p>
          </draw:text-box>
        </draw:frame>
        <draw:frame draw:style-name="gr24" draw:text-style-name="P28" draw:layer="layout" svg:width="11.684cm" svg:height="1.778cm" svg:x="14.986cm" svg:y="10.964cm">
          <draw:text-box>
            <text:p text:style-name="P27"><text:span text:style-name="T3">if(a &gt; b) c = a; else c = b;</text:span></text:p>
          </draw:text-box>
        </draw:frame>
        <draw:frame draw:style-name="gr16" draw:text-style-name="P31" draw:layer="layout" svg:width="26.924cm" svg:height="1.086cm" svg:x="0.762cm" svg:y="9.398cm">
          <draw:text-box>
            <text:p text:style-name="P30"><text:span text:style-name="T18">Формы записи:</text:span></text:p>
          </draw:text-box>
        </draw:frame>
        <draw:custom-shape draw:style-name="gr25" draw:text-style-name="P34" draw:layer="layout" svg:width="7.62cm" svg:height="2.032cm" svg:x="5.5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4.572cm" svg:height="1.003cm" svg:x="0.508cm" svg:y="5.601cm">
          <draw:text-box>
            <text:p text:style-name="P37"><text:span text:style-name="T25">Не обязательно</text:span></text:p>
          </draw:text-box>
        </draw:frame>
        <draw:line draw:style-name="gr27" draw:text-style-name="P34" draw:layer="layout" svg:x1="4.318cm" svg:y1="6.096cm" svg:x2="5.588cm" svg:y2="5.842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5" draw:text-style-name="P28" draw:layer="layout" svg:width="4.064cm" svg:height="1.691cm" svg:x="1.524cm" svg:y="3.389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</draw:text-box>
        </draw:frame>
        <draw:frame draw:style-name="gr15" draw:text-style-name="P28" draw:layer="layout" svg:width="4.064cm" svg:height="2.411cm" svg:x="7.874cm" svg:y="3.302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</draw:text-box>
        </draw:frame>
        <draw:custom-shape draw:style-name="gr28" draw:text-style-name="P34" draw:layer="layout" svg:width="3.048cm" svg:height="1.016cm" svg:x="8.63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4" draw:layer="layout" svg:x1="7.874cm" svg:y1="7.112cm" svg:x2="8.89cm" svg:y2="5.842cm">
          <text:p/>
        </draw:line>
        <draw:frame draw:style-name="gr16" draw:text-style-name="P31" draw:layer="layout" svg:width="1.778cm" svg:height="1.086cm" svg:x="6.858cm" svg:y="7.042cm">
          <draw:text-box>
            <text:p text:style-name="P30"><text:span text:style-name="T18">???</text:span></text:p>
          </draw:text-box>
        </draw:frame>
        <draw:frame draw:style-name="gr15" draw:text-style-name="P28" draw:layer="layout" svg:width="4.064cm" svg:height="3.851cm" svg:x="14.478cm" svg:y="3.302cm">
          <draw:text-box>
            <text:p text:style-name="P27"><text:span text:style-name="T3">if(a &gt; b)</text:span></text:p>
            <text:p text:style-name="P27"><text:span text:style-name="T3">{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  <text:p text:style-name="P27"><text:span text:style-name="T3">}</text:span></text:p>
          </draw:text-box>
        </draw:frame>
        <draw:frame draw:style-name="gr13" draw:text-style-name="P28" draw:layer="layout" svg:width="4.572cm" svg:height="3.851cm" svg:x="21.336cm" svg:y="3.302cm">
          <draw:text-box>
            <text:p text:style-name="P27"><text:span text:style-name="T3">if(a &gt; b){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  <text:p text:style-name="P27"><text:span text:style-name="T3">}</text:span></text:p>
          </draw:text-box>
        </draw:frame>
        <draw:frame draw:style-name="gr16" draw:text-style-name="P31" draw:layer="layout" svg:width="5.842cm" svg:height="1.086cm" svg:x="10.414cm" svg:y="1.778cm">
          <draw:text-box>
            <text:p text:style-name="P30"><text:span text:style-name="T18">Блок инструкций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30" draw:text-style-name="P31" draw:layer="layout" svg:width="8.382cm" svg:height="1.27cm" svg:x="10.414cm" svg:y="1.778cm">
          <draw:text-box>
            <text:p text:style-name="P30"><text:span text:style-name="T18">Вложенность условий</text:span></text:p>
          </draw:text-box>
        </draw:frame>
        <draw:frame draw:style-name="gr13" draw:text-style-name="P28" draw:layer="layout" svg:width="8.128cm" svg:height="8.171cm" svg:x="2.794cm" svg:y="4.529cm">
          <draw:text-box>
            <text:p text:style-name="P27"><text:span text:style-name="T3">if(n &gt; 0)</text:span></text:p>
            <text:p text:style-name="P27"><text:span text:style-name="T3">{</text:span></text:p>
            <text:p text:style-name="P27"><text:span text:style-name="T3"><text:s text:c="4"/></text:span><text:span text:style-name="T3">if(a &gt; b)</text:span></text:p>
            <text:p text:style-name="P27"><text:span text:style-name="T3"><text:s text:c="4"/></text:span><text:span text:style-name="T3">{</text:span></text:p>
            <text:p text:style-name="P27"><text:span text:style-name="T3"><text:s text:c="8"/></text:span><text:span text:style-name="T3">z = a;</text:span></text:p>
            <text:p text:style-name="P27"><text:span text:style-name="T3"><text:s text:c="4"/></text:span><text:span text:style-name="T3">}</text:span></text:p>
            <text:p text:style-name="P27"><text:span text:style-name="T3"><text:s text:c="4"/></text:span><text:span text:style-name="T3">else</text:span></text:p>
            <text:p text:style-name="P27"><text:span text:style-name="T3"><text:s text:c="4"/></text:span><text:span text:style-name="T3">{</text:span></text:p>
            <text:p text:style-name="P27"><text:span text:style-name="T3"><text:s text:c="8"/></text:span><text:span text:style-name="T3">z = b;</text:span></text:p>
            <text:p text:style-name="P27"><text:span text:style-name="T3"><text:s text:c="4"/></text:span><text:span text:style-name="T3">}</text:span></text:p>
            <text:p text:style-name="P27"><text:span text:style-name="T3">}</text:span></text:p>
          </draw:text-box>
        </draw:frame>
        <draw:frame draw:style-name="gr13" draw:text-style-name="P28" draw:layer="layout" svg:width="8.128cm" svg:height="3.851cm" svg:x="16.764cm" svg:y="4.785cm">
          <draw:text-box>
            <text:p text:style-name="P27"><text:span text:style-name="T3">if(n &gt; 0)</text:span></text:p>
            <text:p text:style-name="P27"><text:span text:style-name="T3"><text:s text:c="4"/></text:span><text:span text:style-name="T3">if(a &gt; b)</text:span></text:p>
            <text:p text:style-name="P27"><text:span text:style-name="T3"><text:s text:c="8"/></text:span><text:span text:style-name="T3">z = a;</text:span></text:p>
            <text:p text:style-name="P27"><text:span text:style-name="T3"><text:s text:c="4"/></text:span><text:span text:style-name="T3">else</text:span></text:p>
            <text:p text:style-name="P27"><text:span text:style-name="T3"><text:s text:c="8"/></text:span><text:span text:style-name="T3">z = b;</text:span></text:p>
          </draw:text-box>
        </draw:frame>
        <draw:frame draw:style-name="gr11" draw:text-style-name="P38" draw:layer="layout" svg:width="4.572cm" svg:height="1.016cm" svg:x="15.24cm" svg:y="9.906cm">
          <draw:text-box>
            <text:p text:style-name="P37"><text:span text:style-name="T25">Неоднозначность</text:span></text:p>
          </draw:text-box>
        </draw:frame>
        <draw:custom-shape draw:style-name="gr31" draw:text-style-name="P34" draw:layer="layout" svg:width="4.826cm" svg:height="1.524cm" svg:x="17.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4" draw:layer="layout" svg:x1="18.034cm" svg:y1="9.906cm" svg:x2="19.05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draw:style-name="gr15" draw:text-style-name="P40" draw:layer="layout" svg:width="26.67cm" svg:height="1.524cm" svg:x="0.762cm" svg:y="1.778cm">
          <draw:text-box>
            <text:p text:style-name="P39"><text:span text:style-name="T26">Оборот else-if</text:span></text:p>
          </draw:text-box>
        </draw:frame>
        <draw:frame draw:style-name="gr33" draw:text-style-name="P43" draw:layer="layout" svg:width="8.889cm" svg:height="6.011cm" svg:x="3.303cm" svg:y="3.303cm">
          <draw:text-box>
            <text:p text:style-name="P41"><text:span text:style-name="T23">if (выражение1)</text:span></text:p>
            <text:p text:style-name="P41"><text:span text:style-name="T23"><text:s text:c="4"/></text:span><text:span text:style-name="T23">Инструкция1</text:span></text:p>
            <text:p text:style-name="P41"><text:span text:style-name="T23">else if (выражение2)</text:span></text:p>
            <text:p text:style-name="P42"><text:span text:style-name="T27"><text:s text:c="4"/></text:span><text:span text:style-name="T23">Инструкция2</text:span></text:p>
            <text:p text:style-name="P42"><text:span text:style-name="T23">else if (выражение3)</text:span></text:p>
            <text:p text:style-name="P42"><text:span text:style-name="T27"><text:s text:c="4"/></text:span><text:span text:style-name="T23">Инструкция3</text:span></text:p>
            <text:p text:style-name="P41"><text:span text:style-name="T23">else</text:span></text:p>
            <text:p text:style-name="P41"><text:span text:style-name="T23"><text:s text:c="4"/></text:span><text:span text:style-name="T23">Инструкция4</text:span></text:p>
          </draw:text-box>
        </draw:frame>
        <draw:frame draw:style-name="gr34" draw:text-style-name="P45" draw:layer="layout" svg:width="9.652cm" svg:height="11.771cm" svg:x="15.24cm" svg:y="3.302cm">
          <draw:text-box>
            <text:p text:style-name="P44"><text:span text:style-name="T28">if(a == 0)</text:span></text:p>
            <text:p text:style-name="P44"><text:span text:style-name="T28">{</text:span></text:p>
            <text:p text:style-name="P44"><text:span text:style-name="T28"><text:s text:c="4"/></text:span><text:span text:style-name="T28">z = 8;</text:span></text:p>
            <text:p text:style-name="P44"><text:span text:style-name="T28">}</text:span></text:p>
            <text:p text:style-name="P44"><text:span text:style-name="T28">else if (a == 1)</text:span></text:p>
            <text:p text:style-name="P44"><text:span text:style-name="T28">{</text:span></text:p>
            <text:p text:style-name="P44"><text:span text:style-name="T28"><text:s text:c="4"/></text:span><text:span text:style-name="T28">z = 7;</text:span></text:p>
            <text:p text:style-name="P44"><text:span text:style-name="T28">}</text:span></text:p>
            <text:p text:style-name="P44"><text:span text:style-name="T28">else if (a == 2)</text:span></text:p>
            <text:p text:style-name="P44"><text:span text:style-name="T28">{</text:span></text:p>
            <text:p text:style-name="P44"><text:span text:style-name="T28"><text:s text:c="4"/></text:span><text:span text:style-name="T28">z = 6;</text:span></text:p>
            <text:p text:style-name="P44"><text:span text:style-name="T28">}</text:span></text:p>
            <text:p text:style-name="P44"><text:span text:style-name="T28">else</text:span></text:p>
            <text:p text:style-name="P44"><text:span text:style-name="T28">{</text:span></text:p>
            <text:p text:style-name="P44"><text:span text:style-name="T28"><text:s text:c="3"/></text:span><text:span text:style-name="T28">z = 5;</text:span></text:p>
            <text:p text:style-name="P44"><text:span text:style-name="T2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draw:style-name="gr15" draw:text-style-name="P26" draw:layer="layout" svg:width="26.67cm" svg:height="1.524cm" svg:x="0.762cm" svg:y="1.27cm">
          <draw:text-box>
            <text:p text:style-name="P29"><text:span text:style-name="T17">Инструкция выбора</text:span></text:p>
          </draw:text-box>
        </draw:frame>
        <draw:frame draw:style-name="gr35" draw:text-style-name="P33" draw:layer="layout" svg:width="14.477cm" svg:height="5.291cm" svg:x="6.605cm" svg:y="3.303cm">
          <draw:text-box>
            <text:p text:style-name="P32"><text:span text:style-name="T23">switch (выражение)</text:span></text:p>
            <text:p text:style-name="P32"><text:span text:style-name="T23">{</text:span></text:p>
            <text:p text:style-name="P32"><text:span text:style-name="T23"><text:s text:c="4"/></text:span><text:span text:style-name="T23">case конст-выр: инструкции</text:span></text:p>
            <text:p text:style-name="P46"><text:span text:style-name="T29"><text:s text:c="4"/></text:span><text:span text:style-name="T23">case конст-выр: инструкции</text:span></text:p>
            <text:p text:style-name="P46"><text:span text:style-name="T23"><text:s text:c="4"/></text:span><text:span text:style-name="T23">case конст-выр: инструкции</text:span></text:p>
            <text:p text:style-name="P46"><text:span text:style-name="T23"><text:s text:c="4"/></text:span><text:span text:style-name="T24">default: инструкции</text:span></text:p>
            <text:p text:style-name="P46"><text:span text:style-name="T23">}</text:span></text:p>
          </draw:text-box>
        </draw:frame>
        <draw:custom-shape draw:style-name="gr36" draw:text-style-name="P34" draw:layer="layout" svg:width="10.16cm" svg:height="0.762cm" svg:x="6.85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4.572cm" svg:height="1.003cm" svg:x="1.016cm" svg:y="7.125cm">
          <draw:text-box>
            <text:p text:style-name="P37"><text:span text:style-name="T25">Не обязательно</text:span></text:p>
          </draw:text-box>
        </draw:frame>
        <draw:line draw:style-name="gr27" draw:text-style-name="P34" draw:layer="layout" svg:x1="4.826cm" svg:y1="7.62cm" svg:x2="6.858cm" svg:y2="7.366cm">
          <text:p/>
        </draw:line>
        <draw:frame draw:style-name="gr37" draw:text-style-name="P38" draw:layer="layout" svg:width="23.114cm" svg:height="0.763cm" svg:x="1.016cm" svg:y="8.649cm">
          <draw:text-box>
            <text:p text:style-name="P37"><text:span text:style-name="T25">Константные выражения должны отричаться друг от друга.</text:span></text:p>
          </draw:text-box>
        </draw:frame>
        <draw:path draw:style-name="gr38" draw:text-style-name="P34" draw:layer="layout" svg:width="6.416cm" svg:height="4.762cm" draw:transform="rotate (-1.5707963267949) translate (16.1274702648465cm 3.29099999999999cm)" svg:viewBox="0 0 6417 4763" svg:d="M0 4606c227-31 418 157 646 84 203-65 424-74 625-21 211 56 414 38 625 62 206 25 424 56 625 0 295-82 163-428 146-645-16-208 3-417-21-625-25-221 64-422 42-646-21-220 0-444 0-667 0-208 0-416 0-625 0-215 0-430 0-646 0-207-54-424 0-625 63-233 379-291 625-229 205 53 411 86 625 83 207-1 417 6 625 0 208-5 415-42 625-41 208 1 415-59 625-42h208 209 187">
          <text:p/>
        </draw:path>
        <draw:frame draw:style-name="gr39" draw:text-style-name="P38" draw:layer="layout" svg:width="7.62cm" svg:height="1.275cm" svg:x="19.812cm" svg:y="5.588cm">
          <draw:text-box>
            <text:p text:style-name="P37"><text:span text:style-name="T25">Здесь выражение == конст-выр</text:span></text:p>
          </draw:text-box>
        </draw:frame>
        <draw:line draw:style-name="gr40" draw:text-style-name="P34" draw:layer="layout" svg:x1="19.812cm" svg:y1="6.096cm" svg:x2="18.542cm" svg:y2="6.096cm">
          <text:p/>
        </draw:line>
        <draw:frame draw:style-name="gr22" draw:text-style-name="P36" draw:layer="layout" svg:width="25.876cm" svg:height="0.832cm" svg:x="1.048cm" svg:y="9.582cm">
          <draw:text-box>
            <text:p text:style-name="P35"><text:span text:style-name="T9">Вычисления начинаются с той ветви </text:span><text:span text:style-name="T12">case</text:span><text:span text:style-name="T10">, </text:span><text:span text:style-name="T9">в которой константа совпадает со значением </text:span><text:span text:style-name="T30">выражения.</text:span></text:p>
          </draw:text-box>
        </draw:frame>
        <draw:frame draw:style-name="gr22" draw:text-style-name="P36" draw:layer="layout" svg:width="25.876cm" svg:height="0.832cm" svg:x="1.048cm" svg:y="10.414cm">
          <draw:text-box>
            <text:p text:style-name="P35"><text:span text:style-name="T30">Ветвь default выполняется, если не одна из констант не совпадает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draw:style-name="gr41" draw:text-style-name="P45" draw:layer="layout" svg:width="5.588cm" svg:height="9.867cm" svg:x="11.176cm" svg:y="2.325cm">
          <draw:text-box>
            <text:p text:style-name="P44"><text:span text:style-name="T28">switch (c)</text:span></text:p>
            <text:p text:style-name="P44"><text:span text:style-name="T28">{</text:span></text:p>
            <text:p text:style-name="P44"><text:span text:style-name="T28"><text:tab/></text:span><text:span text:style-name="T28">case 5:</text:span></text:p>
            <text:p text:style-name="P48"><text:span text:style-name="T28"><text:tab/></text:span><text:span text:style-name="T28">case 7:</text:span></text:p>
            <text:p text:style-name="P44"><text:span text:style-name="T28"><text:s text:c="8"/></text:span><text:span text:style-name="T28">a = 5;</text:span></text:p>
            <text:p text:style-name="P44"><text:span text:style-name="T28"><text:s text:c="4"/></text:span><text:span text:style-name="T28">case 2:</text:span></text:p>
            <text:p text:style-name="P44"><text:span text:style-name="T28"><text:s text:c="8"/></text:span><text:span text:style-name="T28">b = 8;</text:span></text:p>
            <text:p text:style-name="P44"><text:span text:style-name="T28"><text:s text:c="8"/></text:span><text:span text:style-name="T28">break;</text:span></text:p>
            <text:p text:style-name="P44"><text:span text:style-name="T28"><text:s text:c="4"/></text:span><text:span text:style-name="T28">case 17:</text:span></text:p>
            <text:p text:style-name="P44"><text:span text:style-name="T28"><text:s text:c="8"/></text:span><text:span text:style-name="T28">a = 7;</text:span></text:p>
            <text:p text:style-name="P44"><text:span text:style-name="T28"><text:s text:c="8"/></text:span><text:span text:style-name="T28">b = 9;</text:span></text:p>
            <text:p text:style-name="P44"><text:span text:style-name="T28"><text:s text:c="8"/></text:span><text:span text:style-name="T28">break;</text:span></text:p>
            <text:p text:style-name="P44"><text:span text:style-name="T28"><text:s text:c="4"/></text:span><text:span text:style-name="T28">default:</text:span></text:p>
            <text:p text:style-name="P44"><text:span text:style-name="T28"><text:s text:c="8"/></text:span><text:span text:style-name="T28">a = 0;</text:span></text:p>
            <text:p text:style-name="P44"><text:span text:style-name="T28"><text:s text:c="8"/></text:span><text:span text:style-name="T28">b = 0;</text:span></text:p>
            <text:p text:style-name="P44"><text:span text:style-name="T28">}</text:span></text:p>
          </draw:text-box>
        </draw:frame>
        <draw:frame draw:style-name="gr42" draw:text-style-name="P36" draw:layer="layout" svg:width="22.352cm" svg:height="0.763cm" svg:x="2.286cm" svg:y="13.273cm">
          <draw:text-box>
            <text:p text:style-name="P35"><text:span text:style-name="T31">Инструкция </text:span><text:span text:style-name="T32">break</text:span><text:span text:style-name="T33"> </text:span><text:span text:style-name="T31">вызывает немедленный выход из переключателя </text:span><text:span text:style-name="T32">switch</text:span><text:span text:style-name="T3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draw:frame draw:style-name="gr15" draw:text-style-name="P26" draw:layer="layout" svg:width="26.67cm" svg:height="1.524cm" svg:x="0.762cm" svg:y="1.27cm">
          <draw:text-box>
            <text:p text:style-name="P29"><text:span text:style-name="T17">Инструкции цикл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2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2-07T20:23:24.481000000</dc:date>
    <meta:editing-duration>PT23H17M47S</meta:editing-duration>
    <meta:editing-cycles>103</meta:editing-cycles>
    <meta:document-statistic meta:object-count="140"/>
  </office:meta>
</office:document-meta>
</file>